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5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Voraussetzungen</text:h>
      <text:list xml:id="list23542168" text:style-name="L1">
        <text:list-item>
          <text:p text:style-name="P1">HTML5- und javascriptfähiger Browser (Firefox empfohlen)</text:p>
        </text:list-item>
        <text:list-item>
          <text:p text:style-name="P1">einen PHP-fähigen Webserver</text:p>
        </text:list-item>
        <text:list-item>
          <text:p text:style-name="P1">eine mySQL-Datenbank</text:p>
        </text:list-item>
      </text:list>
      <text:h text:style-name="Heading_20_1" text:outline-level="1">Installation</text:h>
      <text:list xml:id="list23594262" text:style-name="L2">
        <text:list-item>
          <text:p text:style-name="P2">Öffnen Sie Ihre mySQL-Datenbank.</text:p>
        </text:list-item>
        <text:list-item>
          <text:p text:style-name="P2">Importieren Sie nun die beiliegende eventmanagement.sql Datei in eine von Ihnen geöffnete Datenbank.</text:p>
        </text:list-item>
      </text:list>
      <text:list xml:id="list23658427" text:style-name="L5">
        <text:list-item>
          <text:p text:style-name="P3">Sie können die Datei auch einfach öffnen und die enthaltenen SQL-Befehle kopieren und ausführen.</text:p>
        </text:list-item>
      </text:list>
      <text:list xml:id="list24306105" text:continue-list="list23594262" text:style-name="L2">
        <text:list-item>
          <text:p text:style-name="P2">Es sollte jetzt eine Datenbank mit 3 Tabellen (access, event, participation) existieren.</text:p>
        </text:list-item>
        <text:list-item>
          <text:p text:style-name="P2">Nun können Sie mit der Installation der eigentlichen Anwendung beginnen. Extrahieren Sie dazu zunächst die beiliegende eventmanagement.zip Datei in ein Verzeichnis auf ihrem Webserver.</text:p>
        </text:list-item>
        <text:list-item>
          <text:p text:style-name="P2">Navigieren Sie in das Verzeichnis und öffnen Sie die dort befindliche config.ini Datei.</text:p>
        </text:list-item>
        <text:list-item>
          <text:p text:style-name="P2">Tragen Sie hier die Verbindungsdaten für Ihre Datenbank an (Host, [Port ,] Name der Datenbank, Benutzername und Passwort). Die Datei ist per .htaccess geschützt.</text:p>
        </text:list-item>
        <text:list-item>
          <text:p text:style-name="P2">Glückwunsch! Die Anwendung sollte jetzt ordnungsgemäß funktionieren.</text:p>
        </text:list-item>
      </text:list>
      <text:h text:style-name="Heading_20_1" text:outline-level="1">Anleitung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2M45S</meta:editing-duration>
    <meta:editing-cycles>6</meta:editing-cycles>
    <meta:generator>LibreOffice/3.5$Windows_x86 LibreOffice_project/dc9775d-05ecbee-0851ad3-1586698-727bf66</meta:generator>
    <dc:date>2015-03-27T04:13:01.55</dc:date>
    <meta:document-statistic meta:table-count="0" meta:image-count="0" meta:object-count="0" meta:page-count="1" meta:paragraph-count="14" meta:word-count="136" meta:character-count="253" meta:non-whitespace-character-count="862"/>
    <meta:user-defined meta:name="Info 1"/>
    <meta:user-defined meta:name="Info 2"/>
    <meta:user-defined meta:name="Info 3"/>
    <meta:user-defined meta:name="Info 4"/>
  </office:meta>
</office:document-meta>
</file>